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style:style>
    <style:style style:name="P2" style:family="paragraph" style:parent-style-name="Standard">
      <style:paragraph-properties fo:text-align="justify" style:justify-single-word="false"/>
      <style:text-properties fo:language="es" fo:country="ES" officeooo:rsid="00036c2d" officeooo:paragraph-rsid="00032879"/>
    </style:style>
    <style:style style:name="P3" style:family="paragraph" style:parent-style-name="Standard">
      <style:paragraph-properties fo:text-align="justify" style:justify-single-word="false"/>
      <style:text-properties fo:language="es" fo:country="ES" officeooo:rsid="00036c2d" officeooo:paragraph-rsid="00036c2d"/>
    </style:style>
    <style:style style:name="P4" style:family="paragraph" style:parent-style-name="Standard">
      <style:paragraph-properties fo:text-align="justify" style:justify-single-word="false"/>
      <style:text-properties fo:language="es" fo:country="ES" officeooo:rsid="000acfb9" officeooo:paragraph-rsid="00036c2d"/>
    </style:style>
    <style:style style:name="P5" style:family="paragraph" style:parent-style-name="Standard">
      <style:paragraph-properties fo:text-align="center" style:justify-single-word="false"/>
      <style:text-properties fo:font-size="16pt" fo:language="es" fo:country="ES" fo:font-weight="bold" style:font-size-asian="16pt"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2pt" fo:language="es" fo:country="ES" style:font-size-asian="12pt"/>
    </style:style>
    <style:style style:name="P8" style:family="paragraph" style:parent-style-name="Standard">
      <style:paragraph-properties fo:text-align="justify" style:justify-single-word="false"/>
      <style:text-properties officeooo:paragraph-rsid="0002f2f3"/>
    </style:style>
    <style:style style:name="P9" style:family="paragraph" style:parent-style-name="Standard">
      <style:paragraph-properties fo:text-align="justify" style:justify-single-word="false"/>
      <style:text-properties officeooo:rsid="00032879" officeooo:paragraph-rsid="00032879"/>
    </style:style>
    <style:style style:name="P10" style:family="paragraph" style:parent-style-name="Standard">
      <style:paragraph-properties fo:text-align="justify" style:justify-single-word="false"/>
      <style:text-properties officeooo:rsid="00036c2d" officeooo:paragraph-rsid="000c0d51"/>
    </style:style>
    <style:style style:name="P11" style:family="paragraph" style:parent-style-name="Standard">
      <style:paragraph-properties fo:line-height="100%" fo:text-align="center" style:justify-single-word="false"/>
      <style:text-properties style:font-name="Times New Roman" fo:font-size="8pt" fo:font-style="italic" fo:font-weight="normal" officeooo:paragraph-rsid="0002f2f3" style:font-size-asian="8pt" style:font-style-asian="italic" style:font-weight-asian="normal" style:font-size-complex="8pt" style:font-style-complex="italic" style:font-weight-complex="normal"/>
    </style:style>
    <style:style style:name="P12" style:family="paragraph" style:parent-style-name="Standard">
      <style:paragraph-properties fo:line-height="150%" fo:text-align="center" style:justify-single-word="false"/>
      <style:text-properties style:font-name="courier new" fo:font-size="8pt" fo:language="es" fo:country="ES" fo:font-weight="normal" officeooo:paragraph-rsid="0002f2f3" style:font-size-asian="8pt" style:font-weight-asian="normal" style:font-size-complex="8pt" style:font-weight-complex="normal"/>
    </style:style>
    <style:style style:name="P13" style:family="paragraph" style:parent-style-name="Standard">
      <style:paragraph-properties fo:text-align="justify" style:justify-single-word="false"/>
      <style:text-properties officeooo:rsid="000acfb9" officeooo:paragraph-rsid="00107265"/>
    </style:style>
    <style:style style:name="P14" style:family="paragraph" style:parent-style-name="Resumen_20_Texto">
      <style:paragraph-properties fo:line-height="115%" fo:text-align="justify" style:justify-single-word="false"/>
      <style:text-properties officeooo:rsid="000acfb9" officeooo:paragraph-rsid="0011a49a"/>
    </style:style>
    <style:style style:name="P15" style:family="paragraph" style:parent-style-name="Resumen_20_Texto">
      <style:paragraph-properties fo:line-height="115%"/>
      <style:text-properties officeooo:paragraph-rsid="0015f5e0"/>
    </style:style>
    <style:style style:name="P16" style:family="paragraph" style:parent-style-name="Standard">
      <style:paragraph-properties fo:text-align="justify" style:justify-single-word="false"/>
      <style:text-properties style:text-position="0% 100%" style:font-name="Times New Roman" fo:font-size="12pt" fo:letter-spacing="-0.004cm" fo:language="es" fo:country="ES" fo:font-weight="normal" officeooo:paragraph-rsid="00007e89" style:font-size-asian="12pt" style:font-weight-asian="normal" style:font-name-complex="Times New Roman" style:font-size-complex="12pt" style:font-weight-complex="normal"/>
    </style:style>
    <style:style style:name="P17" style:family="paragraph" style:parent-style-name="Standard">
      <style:text-properties fo:color="#111111" fo:language="es" fo:country="ES" style:language-asian="es" style:country-asian="ES"/>
    </style:style>
    <style:style style:name="P18" style:family="paragraph" style:parent-style-name="Heading" style:master-page-name="Standard">
      <style:paragraph-properties style:page-number="auto"/>
      <style:text-properties style:use-window-font-color="true" style:font-name="Times New Roman" fo:font-size="16pt" fo:letter-spacing="-0.004cm" fo:language="es" fo:country="ES" fo:font-weight="bold" officeooo:paragraph-rsid="00007e89" style:font-name-asian="Times New Roman" style:font-size-asian="16pt" style:font-weight-asian="bold" style:font-name-complex="Times New Roman" style:font-size-complex="10pt" style:language-complex="ar" style:country-complex="SA"/>
    </style:style>
    <style:style style:name="P19" style:family="paragraph" style:parent-style-name="Resumen_20_Texto" style:list-style-name="L1">
      <style:paragraph-properties fo:line-height="115%"/>
      <style:text-properties officeooo:paragraph-rsid="0015f5e0"/>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s" fo:country="ES"/>
    </style:style>
    <style:style style:name="T2" style:family="text">
      <style:text-properties fo:language="es" fo:country="ES" officeooo:rsid="00036c2d"/>
    </style:style>
    <style:style style:name="T3" style:family="text">
      <style:text-properties fo:language="es" fo:country="ES" officeooo:rsid="0005137d"/>
    </style:style>
    <style:style style:name="T4" style:family="text">
      <style:text-properties fo:language="es" fo:country="ES" officeooo:rsid="00055b3e"/>
    </style:style>
    <style:style style:name="T5" style:family="text">
      <style:text-properties fo:language="es" fo:country="ES" officeooo:rsid="000665ef"/>
    </style:style>
    <style:style style:name="T6" style:family="text">
      <style:text-properties fo:language="es" fo:country="ES" officeooo:rsid="000820ee"/>
    </style:style>
    <style:style style:name="T7" style:family="text">
      <style:text-properties fo:language="es" fo:country="ES" officeooo:rsid="0009541a"/>
    </style:style>
    <style:style style:name="T8" style:family="text">
      <style:text-properties fo:language="es" fo:country="ES" officeooo:rsid="000acfb9"/>
    </style:style>
    <style:style style:name="T9" style:family="text">
      <style:text-properties fo:language="es" fo:country="ES" officeooo:rsid="000c0d51"/>
    </style:style>
    <style:style style:name="T10" style:family="text">
      <style:text-properties fo:language="es" fo:country="ES" officeooo:rsid="00140f72"/>
    </style:style>
    <style:style style:name="T11" style:family="text">
      <style:text-properties fo:language="es" fo:country="ES" officeooo:rsid="00178a5f"/>
    </style:style>
    <style:style style:name="T12" style:family="text">
      <style:text-properties fo:font-size="12pt" fo:language="es" fo:country="ES" style:font-size-asian="12pt"/>
    </style:style>
    <style:style style:name="T13" style:family="text">
      <style:text-properties fo:font-size="12pt" fo:language="es" fo:country="ES" officeooo:rsid="00007e89" style:font-size-asian="12pt"/>
    </style:style>
    <style:style style:name="T14" style:family="text">
      <style:text-properties style:text-position="super 58%" fo:font-size="12pt" fo:language="es" fo:country="ES" style:font-size-asian="12pt"/>
    </style:style>
    <style:style style:name="T15" style:family="text">
      <style:text-properties style:use-window-font-color="true" style:text-position="0% 100%" style:font-name="Times New Roman"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6" style:family="text">
      <style:text-properties style:use-window-font-color="true" style:text-position="0% 100%" style:font-name="Times New Roman" fo:font-size="10pt" fo:language="es" fo:country="ES" fo:font-weight="normal" officeooo:rsid="0011a49a"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style:use-window-font-color="true" style:text-position="0% 100%" style:font-name="Times New Roman" fo:font-size="10pt" fo:language="es" fo:country="ES" fo:font-weight="normal" officeooo:rsid="00139404" style:font-name-asian="Times New Roman" style:font-size-asian="10pt" style:font-weight-asian="normal" style:font-name-complex="Times New Roman" style:font-size-complex="10pt" style:language-complex="ar" style:country-complex="SA" style:font-weight-complex="normal"/>
    </style:style>
    <style:style style:name="T18" style:family="text">
      <style:text-properties style:use-window-font-color="true" style:text-position="0% 100%" style:font-name="Times New Roman" fo:font-size="10pt" fo:language="es" fo:country="ES" fo:font-weight="normal" officeooo:rsid="001404ee" style:font-name-asian="Times New Roman" style:font-size-asian="10pt" style:font-weight-asian="normal" style:font-name-complex="Times New Roman" style:font-size-complex="10pt" style:language-complex="ar" style:country-complex="SA" style:font-weight-complex="normal"/>
    </style:style>
    <style:style style:name="T19" style:family="text">
      <style:text-properties style:use-window-font-color="true" style:text-position="0% 100%" style:font-name="Times New Roman" fo:font-size="10pt" fo:language="es" fo:country="ES" fo:font-weight="normal" fo:background-color="#ffffff" loext:char-shading-value="0"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style:text-position="0% 100%" style:font-name="Times New Roman" fo:font-size="12pt" fo:language="es" fo:country="ES" fo:font-weight="normal" style:font-size-asian="12pt" style:font-weight-asian="normal" style:font-name-complex="Times New Roman" style:font-size-complex="12pt" style:font-weight-complex="normal"/>
    </style:style>
    <style:style style:name="T21" style:family="text">
      <style:text-properties style:text-position="0% 100%" style:font-name="Times New Roman" fo:font-size="10pt" fo:letter-spacing="-0.004cm" fo:language="es" fo:country="ES" fo:font-weight="normal" fo:background-color="#ffffff" loext:char-shading-value="0" style:font-size-asian="10pt" style:font-weight-asian="normal" style:font-name-complex="Times New Roman" style:font-size-complex="12pt" style:font-weight-complex="normal"/>
    </style:style>
    <style:style style:name="T22" style:family="text">
      <style:text-properties style:text-position="0% 100%" style:font-name="Times New Roman" fo:font-size="10pt" fo:letter-spacing="-0.004cm" fo:language="es" fo:country="ES" fo:font-style="italic" fo:font-weight="normal" fo:background-color="#ffffff" loext:char-shading-value="0" style:font-size-asian="10pt" style:font-style-asian="italic" style:font-weight-asian="normal" style:font-name-complex="Times New Roman" style:font-size-complex="12pt" style:font-weight-complex="normal"/>
    </style:style>
    <style:style style:name="T23" style:family="text">
      <style:text-properties style:text-position="0% 100%" style:font-name="Times New Roman" fo:font-size="10pt" fo:letter-spacing="-0.004cm" fo:language="es" fo:country="ES" fo:font-style="italic" fo:font-weight="normal" officeooo:rsid="00141ae9" fo:background-color="#ffffff" loext:char-shading-value="0" style:font-size-asian="10pt" style:font-style-asian="italic" style:font-weight-asian="normal" style:font-name-complex="Times New Roman" style:font-size-complex="12pt" style:font-weight-complex="normal"/>
    </style:style>
    <style:style style:name="T24" style:family="text">
      <style:text-properties style:text-position="0% 100%" style:font-name="Times New Roman" fo:font-size="10pt" fo:letter-spacing="-0.004cm" fo:language="es" fo:country="ES" fo:font-style="normal" fo:font-weight="normal" officeooo:rsid="00141ae9" fo:background-color="#ffffff" loext:char-shading-value="0" style:font-size-asian="10pt" style:font-style-asian="normal" style:font-weight-asian="normal" style:font-name-complex="Times New Roman" style:font-size-complex="12pt" style:font-style-complex="normal" style:font-weight-complex="normal"/>
    </style:style>
    <style:style style:name="T25" style:family="text">
      <style:text-properties style:text-position="0% 100%" fo:font-size="12pt" fo:language="es" fo:country="ES" style:font-size-asian="12pt"/>
    </style:style>
    <style:style style:name="T26" style:family="text">
      <style:text-properties fo:font-size="10pt" fo:language="es" fo:country="ES" style:font-size-asian="10pt"/>
    </style:style>
    <style:style style:name="T27" style:family="text">
      <style:text-properties fo:font-size="10pt" fo:language="es" fo:country="ES" officeooo:rsid="00141ae9" style:font-size-asian="10pt"/>
    </style:style>
    <style:style style:name="T28" style:family="text">
      <style:text-properties fo:font-size="10pt" fo:language="es" fo:country="ES" fo:font-weight="normal" style:font-size-asian="10pt" style:font-weight-asian="normal" style:font-weight-complex="normal"/>
    </style:style>
    <style:style style:name="T29" style:family="text">
      <style:text-properties fo:font-size="10pt" fo:language="es" fo:country="ES" fo:font-style="normal" style:font-size-asian="10pt" style:font-style-asian="normal" style:font-style-complex="normal"/>
    </style:style>
    <style:style style:name="T30" style:family="text">
      <style:text-properties fo:font-size="10pt" fo:language="es" fo:country="ES" fo:font-weight="bold" style:font-size-asian="10pt" style:font-weight-asian="bold" style:font-size-complex="10pt" style:font-weight-complex="bold"/>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font-name="Times New Roman" fo:font-size="10pt" style:font-name-asian="Times New Roman" style:font-size-asian="10pt" style:font-name-complex="Times New Roman" style:font-size-complex="10pt" style:language-complex="ar" style:country-complex="SA"/>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u<office:annotation><dc:creator>Unknown Author</dc:creator><dc:date>2018-01-29T11:02:14.145760237</dc:date><text:p text:style-name="P20"><text:span text:style-name="T31">Afinamos la fecha y ponermos 2071-2100?</text:span></text:p></office:annotation>ture climate heat waves over Europe from an ensemble <office:annotation office:name="__Annotation__225_834666121"><dc:creator>Unknown Author</dc:creator><dc:date>2018-01-29T11:02:32.018633686</dc:date><text:p text:style-name="P20"><text:span text:style-name="T31">Igual en el titulo RCMs no deber´ia ir, al ser un acrónimo. Que tal “from EuroCORDEX regional climate modelling (RCM) simulations ensemble”?</text:span></text:p></office:annotation>of RCMs from EuroCORDEX simulations<office:annotation-end office:name="__Annotation__225_834666121"/></text:p>
      <text:p text:style-name="P5"/>
      <text:p text:style-name="P6"><text:span text:style-name="T13">María Ofelia Molina Sánchez</text:span><text:span text:style-name="T14">(1)</text:span><text:span text:style-name="T12">, </text:span><text:span text:style-name="T13">Enrique Sánchez Sánchez</text:span><text:span text:style-name="T14">(2)</text:span><text:span text:style-name="T12">, </text:span><text:span text:style-name="T13">Claudia Gutiérrez Escribano</text:span><text:span text:style-name="T14">(3)</text:span><text:span text:style-name="T12">.</text:span></text:p>
      <text:p text:style-name="P6"><text:span text:style-name="T14">(1)</text:span><text:span text:style-name="T12"> </text:span><text:span text:style-name="T12"><office:annotation office:name="__Annotation__231_834666121"><dc:creator>Unknown Author</dc:creator><dc:date>2018-01-29T11:04:03.881843536</dc:date><text:p text:style-name="P20"><text:span text:style-name="T31">Esto ya se puede quitar, no?</text:span></text:p></office:annotation></text:span><text:span text:style-name="T12">Institución, Dirección, Correo electrónico</text:span><office:annotation-end office:name="__Annotation__231_834666121"/></text:p>
      <text:p text:style-name="P11">Faculty of Environmental Sciences and Biochemistry, University of Castilla-La Mancha (UCLM)- Av. Carlos III s/n 45071</text:p>
      <text:p text:style-name="P11">Toledo (Spain)</text:p>
      <text:p text:style-name="P12">Mofelia.Molina1@alu.uclm.es</text:p>
      <text:p text:style-name="P7"/>
      <text:p text:style-name="P7"/>
      <text:section text:style-name="Sect1" text:name="Sección1">
        <text:p text:style-name="P9"><text:span text:style-name="T1">Entre los eventos climáticos extremos que se proyecta van a cambiar debido al cambio climático, las olas de calor son uno de los más preocupantes debido a la vulnerabilidad de nuestra sociedad a sus efectos adversos </text:span><text:span text:style-name="T2">y el probable incremento de su frecuencia y duración a lo largo del siglo XXI</text:span><text:span text:style-name="T2"><office:annotation><dc:creator>Unknown Author</dc:creator><dc:date>2018-01-29T11:04:19.666022804</dc:date><text:p text:style-name="P20"><text:span text:style-name="T31">Cita a IPCC, al capítulo de proyecciones?, creo que es el cap14, habla de aumento de olas de calor en el mediterraneo, si lo encuentras, citalo aquí, vale?. También puedes citar el informe/volumen de CLIVAR Exchanges, centrado en la Península, que coordiné hace poco, aunque sea un poco autobombo, jeje Sanchez et al, 2017: (Enrique Sánchez, Belén Rodríguez-Fonseca, Ileana Bladé, Manola Brunet, Roland Aznar, Isabel Cacho, María Jesús Casado, Luis Gimeno, Jose Manuel Gutiérrez, Gabriel Jordá, Alicia Lavín, Jose Antonio López, Jordi Salat, Blas Valero. Progress in Detection and Projection of Climate Change in Spain since the 2010 CLIVAR-Spain regional climate change assessment report. Pages 1-4 of CLIVAR Exchanges nº73. Special Issue on climate over the Iberian Peninsula: an overview of CLIVAR-Spain coordinated science: http://www.clivar.org/documents/exchanges-73)</text:span></text:p></office:annotation></text:span><text:span text:style-name="T2">.</text:span></text:p>
        <text:p text:style-name="P2"/>
        <text:p text:style-name="P10"><text:span text:style-name="T1">Existen diferentes definiciones de olas de calor (Perkins, 2015)</text:span><text:span text:style-name="T25">,</text:span><text:span text:style-name="T1"> pero una descripción completa debe</text:span><text:span text:style-name="T11">ría</text:span><text:span text:style-name="T1"> incluir </text:span><text:span text:style-name="T9">la</text:span><text:span text:style-name="T1"> duración, </text:span><office:annotation office:name="__Annotation__232_834666121"><dc:creator>Unknown Author</dc:creator><dc:date>2018-01-29T11:11:35.517265085</dc:date><text:p text:style-name="P20"><text:span text:style-name="T31">No sobraría “la temperatura máxima”?, no sería “la duración y la intensidad de la temperatura máxima diaria”, o algo asi?</text:span></text:p></office:annotation><text:span text:style-name="T11">la </text:span><text:span text:style-name="T1">temperatura máxima</text:span><office:annotation-end office:name="__Annotation__232_834666121"/><text:span text:style-name="T1"> y </text:span><text:span text:style-name="T9">la</text:span><text:span text:style-name="T1"> intensidad global </text:span><text:span text:style-name="T9">de la misma como aspectos fundamentales</text:span><text:span text:style-name="T1">. </text:span><text:span text:style-name="T3">Por este motivo, </text:span><text:span text:style-name="T4">deben tenerse</text:span><text:span text:style-name="T3"> en cuenta, al menos, un par de índices </text:span><text:span text:style-name="T10">en su análisis</text:span><text:span text:style-name="T3">. </text:span><text:span text:style-name="T5">Con este objetivo, la ETCCDI ha desarrollado varios índices climáticos para medir las temperaturas extremas. </text:span><text:span text:style-name="T6">El WSDI (Warm Spell </text:span><text:span text:style-name="T7">Duration Index) o TX90p, calculados a partir de umbrales basados en percentiles, parecen ser los más comúnmente usados para estudiar </text:span><text:span text:style-name="T8">la frecuencia de ocurrencia de las olas de calor. </text:span><text:span text:style-name="T8"><office:annotation><dc:creator>Unknown Author</dc:creator><dc:date>2018-01-29T11:12:21.408888910</dc:date><text:p text:style-name="P20"><text:span text:style-name="T31">Para lo del ETCCDI se podría citar el paper de Zhang et al., 2011, te parece?, creo que está también en el paquete de R.http://onlinelibrary.wiley.com/doi/10.1002/wcc.147/full</text:span></text:p></office:annotation></text:span></text:p>
        <text:p text:style-name="P4"/>
        <text:p text:style-name="P13"><text:span text:style-name="T1">En este </text:span><text:span text:style-name="T10">trabajo</text:span><text:span text:style-name="T1">, se estudian la duración y la intensidad de las olas de calor a escala regional sobre Europa usando simulaciones de un conjunto modelos regionales de clima incluidos dentro de la base de datos EURO-CORDEX </text:span><text:span text:style-name="T19">(</text:span><text:a xlink:type="simple" xlink:href="http://www.euro-cordex.net/" text:style-name="Internet_20_link" text:visited-style-name="Visited_20_Internet_20_Link"><text:span text:style-name="Internet_20_link"><text:span text:style-name="T19">http://www.euro-cordex.net/</text:span></text:span></text:a><text:span text:style-name="T19">)(Jacob et al., 2014).</text:span><text:span text:style-name="T15"> Vautard et al. (2013)</text:span><text:span text:style-name="Footnote_20_anchor"><text:span text:style-name="T15"> es el trabajo de referencia </text:span></text:span><text:span text:style-name="Footnote_20_anchor"><text:span text:style-name="T16">donde se muestra la capacidad de los modelos para representar los eventos extremos</text:span></text:span><text:span text:style-name="Footnote_20_anchor"><text:span text:style-name="T16"><office:annotation><dc:creator>Unknown Author</dc:creator><dc:date>2018-01-29T11:14:12.714465344</dc:date><text:p text:style-name="P20"><text:span text:style-name="T31">Añade: “en condiciones de clima actual, como primer paso necesario para poder tener fiabilidad sobre las proyecciones futuras que simulen”, o algo así.</text:span></text:p></office:annotation></text:span></text:span><text:span text:style-name="Footnote_20_anchor"><text:span text:style-name="T16">.</text:span></text:span></text:p>
        <text:h text:style-name="P14" text:outline-level="2"><text:span text:style-name="Footnote_20_anchor"><text:span text:style-name="T16">Se analiza la evolucion en las características de las olas de calor empleando una serie de índices de eventos extremos</text:span></text:span><text:span text:style-name="Footnote_20_anchor"><text:span text:style-name="T16"><office:annotation><dc:creator>Unknown Author</dc:creator><dc:date>2018-01-29T11:15:39.137374618</dc:date><text:p text:style-name="P20"><text:span text:style-name="T31">Fijate, aquí sería más precisa: vamos a aplicar los paquetes de software R (y lo menciones explicitamente) para calcular HWDI y WSDI, y pones su defincion, te parece?</text:span></text:p></office:annotation></text:span></text:span><text:span text:style-name="Footnote_20_anchor"><text:span text:style-name="T16"> (Fritch et al., 2002) y comparando posteriormente los resultados obtenidos en las simulaciones históricas (periodo 1971-2000), con los de las simulaciones de clima futuro </text:span></text:span><text:span text:style-name="Footnote_20_anchor"><text:span text:style-name="T17">(</text:span></text:span><text:span text:style-name="Footnote_20_anchor"><text:span text:style-name="T16">periodo 2071-2100). </text:span></text:span><text:span text:style-name="Footnote_20_anchor"><text:span text:style-name="T17">Diferentes escenarios son usados para evaluar mejor la posible evolución de las olas de calor bajo condiciones de clima futuro a finales del siglo XXI. </text:span></text:span><text:span text:style-name="T32"><office:annotation office:name="__Annotation__259_834666121"><dc:creator>Unknown Author</dc:creator><dc:date>2018-01-29T11:18:16.786276849</dc:date><text:p text:style-name="P20"><text:span text:style-name="T31">Te propongo retocar ese párrafo, a ver qué te parece: “En un primer paso del análisis de la enorme base de datos de simulaciones de euroCORDEX, se propone la comparacion de pares de simulaciones en los que hay solo cambios bien en la resolución, bien en el modelo global que los fuerza, bien en el escenario de emisiones de gases de efecto invernadero”</text:span></text:p></office:annotation></text:span><text:span text:style-name="Footnote_20_anchor"><text:span text:style-name="T17">Una comparación de varios RCMs son analizados en detalle para mejorar nuestro entendimiento de las incertidumbres relacionadas con la descripción de las olas de calor: dos RCMs forzados por el mismo GCM, dos escenarios de emisiones diferentes para el mismo RCM, y el </text:span></text:span><text:span text:style-name="Footnote_20_anchor"><text:span text:style-name="T18">efecto de la resolución 0.11 vs 0.44. Este ejercicio es un primer paso en el estudio completo de todas las simulaciones regionales de clima de la base de datos europea EURO-CORDEX.</text:span></text:span><office:annotation-end office:name="__Annotation__259_834666121"/></text:h>
        <text:p text:style-name="P3"/>
        <text:p text:style-name="P3"/>
        <text:p text:style-name="P8"><text:span text:style-name="T1"><text:s text:c="2"/></text:span><text:span text:style-name="T20"><text:tab/></text:span></text:p>
        <text:p text:style-name="P16"/>
        <text:h text:style-name="P15" text:outline-level="2"><text:span text:style-name="T1"><text:s/></text:span><text:span text:style-name="T30">Referencias</text:span></text:h>
        <text:list xml:id="list3090469848" text:style-name="L1">
          <text:list-item>
            <text:h text:style-name="P19" text:outline-level="2"><text:span text:style-name="T21">Frich, P. </text:span><text:span text:style-name="T22">et al., </text:span><text:span text:style-name="T24">2002</text:span><text:span text:style-name="T23">:</text:span><text:span text:style-name="T21"> Observed coherent changes in climatic extremes during the second half of the twentieth century, </text:span><text:span text:style-name="T22">Climate Research</text:span><text:span text:style-name="T21"> 19, 193–212.</text:span></text:h>
          </text:list-item>
          <text:list-item>
            <text:h text:style-name="P19" text:outline-level="2"><text:span text:style-name="T26">Jacob, D. et al., </text:span><text:span text:style-name="T27">2014:</text:span><text:span text:style-name="T26"> EURO-CORDEX: New high-resolution climate change projections for European impact research. Regional Environmental Change 14, 563–578.</text:span></text:h>
          </text:list-item>
          <text:list-item>
            <text:h text:style-name="P19" text:outline-level="2"><text:span text:style-name="T26">Perkins, S. E., </text:span><text:span text:style-name="T27">2015:</text:span><text:span text:style-name="T26"> A review on the scientific understanding of heatwaves-Their measurement, driving mechanisms, and changes at the global scale, </text:span><text:span text:style-name="T29">Atmospheric Research,</text:span><text:span text:style-name="T26"> </text:span><text:span text:style-name="T28">164–165,</text:span><text:span text:style-name="T26"> 242–267.</text:span></text:h>
          </text:list-item>
          <text:list-item>
            <text:h text:style-name="P19" text:outline-level="2"><text:span text:style-name="T26">Vautard, R. et al., </text:span><text:span text:style-name="T27">2013:</text:span><text:span text:style-name="T26"> The simulation of European heat waves from an ensemble of regional climate models within the EURO-CORDEX project, Climate Dynamics 41, 2555–2575.</text:span></text:h>
          </text:list-item>
        </text:list>
        <text:p text:style-name="P1"/>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style:font-size-asian="16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weight="bold" style:font-weight-asian="bold"/>
    </style:style>
    <style:style style:name="Contents_20_1" style:display-name="Contents 1" style:family="paragraph" style:parent-style-name="Standard" style:next-style-name="Standard" style:class="index">
      <style:paragraph-properties fo:margin-top="0.423cm" fo:margin-bottom="0.423cm" loext:contextual-spacing="false" fo:text-align="justify"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423cm" fo:margin-bottom="0.423cm" loext:contextual-spacing="false" fo:text-align="justify" style:justify-single-word="false"/>
      <style:text-properties fo:font-size="11pt" fo:font-style="italic" style:font-size-asian="11pt" style:font-style-asian="italic" style:font-style-complex="italic"/>
    </style:style>
    <style:style style:name="Subtitle" style:family="paragraph" style:parent-style-name="Standard" style:next-style-name="Text_20_body" style:class="chapter">
      <style:paragraph-properties fo:text-align="center" style:justify-single-word="false"/>
      <style:text-properties fo:font-size="14pt" fo:font-style="italic" fo:font-weight="bold" style:font-size-asian="14pt" style:font-style-asian="italic" style:font-weight-asian="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style:text-properties fo:font-size="12pt" fo:language="es" fo:country="ES"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Referencias"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8pt" fo:language="en" fo:country="GB"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Resumen_20_Texto" style:display-name="Resumen Texto" style:family="paragraph" style:default-outline-level="2" style:list-style-name="">
      <style:paragraph-properties fo:margin-top="0.212cm" fo:margin-bottom="0.212cm" loext:contextual-spacing="false" fo:line-height="0.423cm" fo:text-align="justify" style:justify-single-word="false" fo:orphans="0" fo:widows="0" style:writing-mode="lr-tb"/>
      <style:text-properties fo:color="#00000a"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Referencias_20_Título" style:display-name="Referencias Título" style:family="paragraph" style:default-outline-level="1" style:list-style-name="">
      <style:paragraph-properties fo:margin-top="0.635cm" fo:margin-bottom="0.212cm" loext:contextual-spacing="false" fo:text-align="start" style:justify-single-word="false" fo:orphans="2" fo:widows="2" fo:padding-left="0cm" fo:padding-right="0cm" fo:padding-top="0.141cm" fo:padding-bottom="0cm" fo:border-left="none" fo:border-right="none" fo:border-top="0.51pt solid #00000a" fo:border-bottom="none" fo:keep-with-next="always" style:writing-mode="lr-tb"/>
      <style:text-properties fo:color="#00000a" style:font-name="Times New Roman" fo:font-family="'Times New Roman'" style:font-family-generic="roman" style:font-pitch="variable" fo:font-size="11pt" fo:language="es" fo:country="ES"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fo:color="#111111" style:font-name="Symbol" fo:font-family="Symbol" style:font-family-generic="roman" style:font-pitch="variable" style:font-charset="x-symbol" fo:font-size="12pt" fo:language="es" fo:country="ES" style:font-size-asian="12pt" style:language-asian="es" style:country-asian="ES"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_20_Car_20_Car" style:display-name=" Car C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apple-converted-space"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stLabel_20_8" style:display-name="ListLabel 8" style:family="text">
      <style:text-properties fo:font-size="10pt" fo:font-style="normal" style:font-size-asian="10pt" style:font-style-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 style:num-prefix="[" style:num-suffix="]" style:num-format="1">
        <style:list-level-properties text:list-level-position-and-space-mode="label-alignment">
          <style:list-level-label-alignment text:label-followed-by="listtab" text:list-tab-stop-position="0.635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dc:title>
    <meta:initial-creator>Fermin Elizaga</meta:initial-creator>
    <meta:creation-date>2017-11-17T13:17:00</meta:creation-date>
    <dc:date>2018-01-29T11:20:54.634385092</dc:date>
    <meta:print-date>2005-11-17T10:39:00</meta:print-date>
    <meta:editing-cycles>19</meta:editing-cycles>
    <meta:editing-duration>PT1H9M44S</meta:editing-duration>
    <meta:generator>LibreOffice/5.4.2.2$Linux_X86_64 LibreOffice_project/40m0$Build-2</meta:generator>
    <meta:document-statistic meta:table-count="0" meta:image-count="0" meta:object-count="0" meta:page-count="1" meta:paragraph-count="16" meta:word-count="505" meta:character-count="3285" meta:non-whitespace-character-count="2799"/>
    <meta:user-defined meta:name="_DocHome" meta:value-type="float">1327591558</meta:user-defined>
  </office:meta>
</office:document-meta>
</file>